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7.987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ender" table:style-name="ta1">
        <table:shapes>
          <draw:frame draw:z-index="0" draw:style-name="gr1" draw:text-style-name="P1" svg:width="32.79cm" svg:height="15.857cm" svg:x="7.992cm" svg:y="2.444cm">
            <draw:object draw:notify-on-update-of-ranges="Blender.A1:Blender.A1 Blender.A2:Blender.A11 Blender.B1:Blender.B1 Blender.B2:Blender.B11 Blender.C1:Blender.C1 Blender.C2:Blender.C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354" calcext:value-type="float">
            <text:p>2354</text:p>
          </table:table-cell>
          <table:table-cell office:value-type="float" office:value="1792" calcext:value-type="float">
            <text:p>1792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91" calcext:value-type="float">
            <text:p>1491</text:p>
          </table:table-cell>
          <table:table-cell office:value-type="float" office:value="1463" calcext:value-type="float">
            <text:p>1463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69" calcext:value-type="float">
            <text:p>1469</text:p>
          </table:table-cell>
          <table:table-cell office:value-type="float" office:value="1086" calcext:value-type="float">
            <text:p>1086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7" calcext:value-type="float">
            <text:p>1447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2" calcext:value-type="float">
            <text:p>1452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93" calcext:value-type="float">
            <text:p>1493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07" calcext:value-type="float">
            <text:p>1507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28" calcext:value-type="float">
            <text:p>1528</text:p>
          </table:table-cell>
          <table:table-cell office:value-type="float" office:value="1108" calcext:value-type="float">
            <text:p>1108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167" calcext:value-type="float">
            <text:p>3167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35" calcext:value-type="float">
            <text:p>2935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</table:table>
      <table:table table:name="Blender2" table:style-name="ta1">
        <table:shapes>
          <draw:frame draw:z-index="0" draw:style-name="gr1" draw:text-style-name="P1" svg:width="30.519cm" svg:height="15.061cm" svg:x="9.634cm" svg:y="2.417cm">
            <draw:object draw:notify-on-update-of-ranges="Blender2.A1:Blender2.A1 Blender2.A2:Blender2.A11 Blender2.B1:Blender2.B1 Blender2.B2:Blender2.B11 Blender2.C1:Blender2.C1 Blender2.C2:Blender2.C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</table:table>
      <table:table table:name="Blender3" table:style-name="ta1">
        <table:shapes>
          <draw:frame draw:z-index="0" draw:style-name="gr1" draw:text-style-name="P1" svg:width="30.409cm" svg:height="13.706cm" svg:x="8.676cm" svg:y="3.373cm">
            <draw:object draw:notify-on-update-of-ranges="Blender3.A1:Blender3.A1 Blender3.A2:Blender3.A11 Blender3.B1:Blender3.B1 Blender3.B2:Blender3.B11 Blender3.C1:Blender3.C1 Blender3.C2:Blender3.C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769" calcext:value-type="float">
            <text:p>2769</text:p>
          </table:table-cell>
          <table:table-cell office:value-type="float" office:value="1882" calcext:value-type="float">
            <text:p>1882</text:p>
          </table:table-cell>
          <table:table-cell table:number-columns-repeated="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352" calcext:value-type="float">
            <text:p>2352</text:p>
          </table:table-cell>
          <table:table-cell office:value-type="float" office:value="1741" calcext:value-type="float">
            <text:p>1741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73" calcext:value-type="float">
            <text:p>1473</text:p>
          </table:table-cell>
          <table:table-cell office:value-type="float" office:value="1142" calcext:value-type="float">
            <text:p>1142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68" calcext:value-type="float">
            <text:p>1468</text:p>
          </table:table-cell>
          <table:table-cell office:value-type="float" office:value="1114" calcext:value-type="float">
            <text:p>1114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77" calcext:value-type="float">
            <text:p>1477</text:p>
          </table:table-cell>
          <table:table-cell office:value-type="float" office:value="1155" calcext:value-type="float">
            <text:p>1155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504" calcext:value-type="float">
            <text:p>1504</text:p>
          </table:table-cell>
          <table:table-cell office:value-type="float" office:value="1141" calcext:value-type="float">
            <text:p>1141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74" calcext:value-type="float">
            <text:p>1474</text:p>
          </table:table-cell>
          <table:table-cell office:value-type="float" office:value="1113" calcext:value-type="float">
            <text:p>1113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97" calcext:value-type="float">
            <text:p>1497</text:p>
          </table:table-cell>
          <table:table-cell office:value-type="float" office:value="1120" calcext:value-type="float">
            <text:p>1120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22" calcext:value-type="float">
            <text:p>1522</text:p>
          </table:table-cell>
          <table:table-cell office:value-type="float" office:value="1121" calcext:value-type="float">
            <text:p>1121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87" calcext:value-type="float">
            <text:p>1487</text:p>
          </table:table-cell>
          <table:table-cell office:value-type="float" office:value="1132" calcext:value-type="float">
            <text:p>1132</text:p>
          </table:table-cell>
          <table:table-cell table:number-columns-repeated="7"/>
        </table:table-row>
      </table:table>
      <table:table table:name="Blender4" table:style-name="ta1">
        <table:shapes>
          <draw:frame draw:z-index="0" draw:style-name="gr1" draw:text-style-name="P1" svg:width="31.641cm" svg:height="12.033cm" svg:x="8.895cm" svg:y="2.709cm">
            <draw:object draw:notify-on-update-of-ranges="Blender4.A1:Blender4.A1 Blender4.A2:Blender4.A11 Blender4.B1:Blender4.B1 Blender4.B2:Blender4.B11 Blender4.C1:Blender4.C1 Blender4.C2:Blender4.C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57" calcext:value-type="float">
            <text:p>1957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29" calcext:value-type="float">
            <text:p>1729</text:p>
          </table:table-cell>
          <table:table-cell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88" calcext:value-type="float">
            <text:p>1188</text:p>
          </table:table-cell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27" calcext:value-type="float">
            <text:p>1127</text:p>
          </table:table-cell>
          <table:table-cell office:value-type="float" office:value="906" calcext:value-type="float">
            <text:p>906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8" calcext:value-type="float">
            <text:p>1118</text:p>
          </table:table-cell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6" calcext:value-type="float">
            <text:p>111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15" calcext:value-type="float">
            <text:p>1115</text:p>
          </table:table-cell>
          <table:table-cell office:value-type="float" office:value="919" calcext:value-type="float">
            <text:p>919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49" calcext:value-type="float">
            <text:p>1149</text:p>
          </table:table-cell>
          <table:table-cell office:value-type="float" office:value="919" calcext:value-type="float">
            <text:p>919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20" calcext:value-type="float">
            <text:p>1120</text:p>
          </table:table-cell>
          <table:table-cell office:value-type="float" office:value="909" calcext:value-type="float">
            <text:p>909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" calcext:value-type="float">
            <text:p>1110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</table:table>
      <table:table table:name="Blender5" table:style-name="ta1">
        <table:shapes>
          <draw:frame draw:z-index="0" draw:style-name="gr1" draw:text-style-name="P1" svg:width="26.686cm" svg:height="12.591cm" svg:x="7.828cm" svg:y="3.851cm">
            <draw:object draw:notify-on-update-of-ranges="Blender5.A1:Blender5.A1 Blender5.A2:Blender5.A11 Blender5.B1:Blender5.B1 Blender5.B2:Blender5.B11 Blender5.C1:Blender5.C1 Blender5.C2:Blender5.C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141" calcext:value-type="float">
            <text:p>2141</text:p>
          </table:table-cell>
          <table:table-cell office:value-type="float" office:value="1967" calcext:value-type="float">
            <text:p>1967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58" calcext:value-type="float">
            <text:p>1558</text:p>
          </table:table-cell>
          <table:table-cell office:value-type="float" office:value="1907" calcext:value-type="float">
            <text:p>1907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89" calcext:value-type="float">
            <text:p>1489</text:p>
          </table:table-cell>
          <table:table-cell office:value-type="float" office:value="1949" calcext:value-type="float">
            <text:p>1949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95" calcext:value-type="float">
            <text:p>1495</text:p>
          </table:table-cell>
          <table:table-cell office:value-type="float" office:value="1868" calcext:value-type="float">
            <text:p>1868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79" calcext:value-type="float">
            <text:p>1479</text:p>
          </table:table-cell>
          <table:table-cell office:value-type="float" office:value="1356" calcext:value-type="float">
            <text:p>1356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83" calcext:value-type="float">
            <text:p>1483</text:p>
          </table:table-cell>
          <table:table-cell office:value-type="float" office:value="1292" calcext:value-type="float">
            <text:p>1292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68" calcext:value-type="float">
            <text:p>1468</text:p>
          </table:table-cell>
          <table:table-cell office:value-type="float" office:value="1321" calcext:value-type="float">
            <text:p>1321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89" calcext:value-type="float">
            <text:p>1489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91" calcext:value-type="float">
            <text:p>1491</text:p>
          </table:table-cell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20" calcext:value-type="float">
            <text:p>1520</text:p>
          </table:table-cell>
          <table:table-cell office:value-type="float" office:value="1356" calcext:value-type="float">
            <text:p>1356</text:p>
          </table:table-cell>
          <table:table-cell table:number-columns-repeated="7"/>
        </table:table-row>
      </table:table>
      <table:table table:name="Blender6" table:style-name="ta1">
        <table:shapes>
          <draw:frame draw:z-index="0" draw:style-name="gr1" draw:text-style-name="P1" svg:width="25.838cm" svg:height="13.892cm" svg:x="9.897cm" svg:y="3.558cm">
            <draw:object draw:notify-on-update-of-ranges="Blender6.A1:Blender6.A1 Blender6.A2:Blender6.A11 Blender6.B1:Blender6.B1 Blender6.B2:Blender6.B11 Blender6.C1:Blender6.C1 Blender6.C2:Blender6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3857" calcext:value-type="float">
            <text:p>3857</text:p>
          </table:table-cell>
          <table:table-cell office:value-type="float" office:value="919" calcext:value-type="float">
            <text:p>919</text:p>
          </table:table-cell>
          <table:table-cell table:number-columns-repeated="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664" calcext:value-type="float">
            <text:p>2664</text:p>
          </table:table-cell>
          <table:table-cell office:value-type="float" office:value="821" calcext:value-type="float">
            <text:p>821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652" calcext:value-type="float">
            <text:p>2652</text:p>
          </table:table-cell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659" calcext:value-type="float">
            <text:p>2659</text:p>
          </table:table-cell>
          <table:table-cell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666" calcext:value-type="float">
            <text:p>2666</text:p>
          </table:table-cell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660" calcext:value-type="float">
            <text:p>2660</text:p>
          </table:table-cell>
          <table:table-cell office:value-type="float" office:value="804" calcext:value-type="float">
            <text:p>804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684" calcext:value-type="float">
            <text:p>2684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93" calcext:value-type="float">
            <text:p>2693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75" calcext:value-type="float">
            <text:p>2675</text:p>
          </table:table-cell>
          <table:table-cell office:value-type="float" office:value="798" calcext:value-type="float">
            <text:p>798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55" calcext:value-type="float">
            <text:p>2655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</table:table>
      <table:table table:name="Blender7" table:style-name="ta1">
        <table:shapes>
          <draw:frame draw:z-index="0" draw:style-name="gr1" draw:text-style-name="P1" svg:width="27.233cm" svg:height="13.042cm" svg:x="9.416cm" svg:y="3.745cm">
            <draw:object draw:notify-on-update-of-ranges="Blender7.A1:Blender7.A1 Blender7.A2:Blender7.A11 Blender7.B1:Blender7.B1 Blender7.B2:Blender7.B11 Blender7.C1:Blender7.C1 Blender7.C2:Blender7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4" calcext:value-type="float">
            <text:p>1444</text:p>
          </table:table-cell>
          <table:table-cell office:value-type="float" office:value="1495" calcext:value-type="float">
            <text:p>149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82" calcext:value-type="float">
            <text:p>1282</text:p>
          </table:table-cell>
          <table:table-cell office:value-type="float" office:value="1297" calcext:value-type="float">
            <text:p>1297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81" calcext:value-type="float">
            <text:p>1281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8" calcext:value-type="float">
            <text:p>1368</text:p>
          </table:table-cell>
          <table:table-cell office:value-type="float" office:value="870" calcext:value-type="float">
            <text:p>87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81" calcext:value-type="float">
            <text:p>1281</text:p>
          </table:table-cell>
          <table:table-cell office:value-type="float" office:value="874" calcext:value-type="float">
            <text:p>87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69" calcext:value-type="float">
            <text:p>1269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18" calcext:value-type="float">
            <text:p>1318</text:p>
          </table:table-cell>
          <table:table-cell office:value-type="float" office:value="875" calcext:value-type="float">
            <text:p>87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79" calcext:value-type="float">
            <text:p>1279</text:p>
          </table:table-cell>
          <table:table-cell office:value-type="float" office:value="876" calcext:value-type="float">
            <text:p>87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85" calcext:value-type="float">
            <text:p>1285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69" calcext:value-type="float">
            <text:p>1269</text:p>
          </table:table-cell>
          <table:table-cell office:value-type="float" office:value="873" calcext:value-type="float">
            <text:p>873</text:p>
          </table:table-cell>
          <table:table-cell table:number-columns-repeated="7"/>
        </table:table-row>
      </table:table>
      <table:table table:name="Fibo" table:style-name="ta1">
        <table:shapes>
          <draw:frame draw:z-index="0" draw:style-name="gr1" draw:text-style-name="P1" svg:width="26.44cm" svg:height="12.457cm" svg:x="9.251cm" svg:y="2.603cm">
            <draw:object draw:notify-on-update-of-ranges="Fibo.A1:Fibo.A1 Fibo.A2:Fibo.A6 Fibo.B1:Fibo.B1 Fibo.B2:Fibo.B6 Fibo.C1:Fibo.C1 Fibo.C2:Fibo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11" calcext:value-type="float">
            <text:p>511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86" calcext:value-type="float">
            <text:p>486</text:p>
          </table:table-cell>
          <table:table-cell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83" calcext:value-type="float">
            <text:p>483</text:p>
          </table:table-cell>
          <table:table-cell office:value-type="float" office:value="681" calcext:value-type="float">
            <text:p>681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82" calcext:value-type="float">
            <text:p>482</text:p>
          </table:table-cell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83" calcext:value-type="float">
            <text:p>483</text:p>
          </table:table-cell>
          <table:table-cell office:value-type="float" office:value="685" calcext:value-type="float">
            <text:p>685</text:p>
          </table:table-cell>
          <table:table-cell table:number-columns-repeated="7"/>
        </table:table-row>
      </table:table>
      <table:table table:name="Fibo2" table:style-name="ta1">
        <table:shapes>
          <draw:frame draw:z-index="0" draw:style-name="gr1" draw:text-style-name="P1" svg:width="27.699cm" svg:height="12.696cm" svg:x="7.171cm" svg:y="4.542cm">
            <draw:object draw:notify-on-update-of-ranges="Fibo2.A1:Fibo2.A1 Fibo2.A2:Fibo2.A9 Fibo2.B1:Fibo2.B1 Fibo2.B2:Fibo2.B9 Fibo2.C1:Fibo2.C1 Fibo2.C2:Fibo2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47" calcext:value-type="float">
            <text:p>847</text:p>
          </table:table-cell>
          <table:table-cell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38" calcext:value-type="float">
            <text:p>838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53" calcext:value-type="float">
            <text:p>553</text:p>
          </table:table-cell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99" calcext:value-type="float">
            <text:p>599</text:p>
          </table:table-cell>
          <table:table-cell office:value-type="float" office:value="722" calcext:value-type="float">
            <text:p>722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97" calcext:value-type="float">
            <text:p>597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01" calcext:value-type="float">
            <text:p>601</text:p>
          </table:table-cell>
          <table:table-cell office:value-type="float" office:value="725" calcext:value-type="float">
            <text:p>725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99" calcext:value-type="float">
            <text:p>599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00" calcext:value-type="float">
            <text:p>600</text:p>
          </table:table-cell>
          <table:table-cell office:value-type="float" office:value="724" calcext:value-type="float">
            <text:p>72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7:29:30.426560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1:30:38.116480803</meta:creation-date>
    <dc:date>2022-01-27T17:31:44.075881923</dc:date>
    <meta:editing-duration>PT2H11M9S</meta:editing-duration>
    <meta:editing-cycles>13</meta:editing-cycles>
    <meta:generator>LibreOffice/7.1.8.1$Linux_X86_64 LibreOffice_project/10$Build-1</meta:generator>
    <meta:document-statistic meta:table-count="9" meta:cell-count="27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cm" svg:height="12.697cm" xlink:href=".." xlink:type="simple" chart:class="chart:line" chart:style-name="ch1">
        <chart:legend chart:legend-position="end" svg:x="24.425cm" svg:y="5.551cm" style:legend-expansion="high" chart:style-name="ch2"/>
        <chart:plot-area chart:style-name="ch3" table:cell-range-address="Fibo2.A1:Fibo2.C9" chart:data-source-has-labels="row" svg:x="0.554cm" svg:y="0.253cm" svg:width="23.317cm" svg:height="12.191cm">
          <chart:coordinate-region svg:x="1.361cm" svg:y="0.452cm" svg:width="22.416cm" svg:height="11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2.A2:Fibo2.A9" chart:label-cell-address="Fibo2.A1:Fibo2.A1" chart:class="chart:line">
            <chart:data-point chart:repeated="8"/>
          </chart:series>
          <chart:series chart:style-name="ch7" chart:values-cell-range-address="Fibo2.B2:Fibo2.B9" chart:label-cell-address="Fibo2.B1:Fibo2.B1" chart:class="chart:line">
            <chart:data-point chart:repeated="8"/>
          </chart:series>
          <chart:series chart:style-name="ch8" chart:values-cell-range-address="Fibo2.C2:Fibo2.C9" chart:label-cell-address="Fibo2.C1:Fibo2.C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2.A1:Fibo2.A1</svg:desc>
                </draw:g>
              </table:table-cell>
              <table:table-cell office:value-type="string">
                <text:p>OpenJDK</text:p>
                <draw:g>
                  <svg:desc>Fibo2.B1:Fibo2.B1</svg:desc>
                </draw:g>
              </table:table-cell>
              <table:table-cell office:value-type="string">
                <text:p>NativeImage</text:p>
                <draw:g>
                  <svg:desc>Fibo2.C1:Fibo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Fibo2.A2:Fibo2.A9</svg:desc>
                </draw:g>
              </table:table-cell>
              <table:table-cell office:value-type="float" office:value="847">
                <text:p>847</text:p>
                <draw:g>
                  <svg:desc>Fibo2.B2:Fibo2.B9</svg:desc>
                </draw:g>
              </table:table-cell>
              <table:table-cell office:value-type="float" office:value="724">
                <text:p>724</text:p>
                <draw:g>
                  <svg:desc>Fibo2.C2:Fibo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0">
                <text:p>680</text:p>
              </table:table-cell>
              <table:table-cell office:value-type="float" office:value="838">
                <text:p>83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8">
                <text:p>788</text:p>
              </table:table-cell>
              <table:table-cell office:value-type="float" office:value="553">
                <text:p>55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4">
                <text:p>724</text:p>
              </table:table-cell>
              <table:table-cell office:value-type="float" office:value="599">
                <text:p>59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">
                <text:p>457</text:p>
              </table:table-cell>
              <table:table-cell office:value-type="float" office:value="597">
                <text:p>59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">
                <text:p>460</text:p>
              </table:table-cell>
              <table:table-cell office:value-type="float" office:value="601">
                <text:p>60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8">
                <text:p>478</text:p>
              </table:table-cell>
              <table:table-cell office:value-type="float" office:value="599">
                <text:p>59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  <table:table-cell office:value-type="float" office:value="600">
                <text:p>600</text:p>
              </table:table-cell>
              <table:table-cell office:value-type="float" office:value="724">
                <text:p>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41cm" svg:height="12.458cm" xlink:href=".." xlink:type="simple" chart:class="chart:line" chart:style-name="ch1">
        <chart:legend chart:legend-position="end" svg:x="23.166cm" svg:y="5.432cm" style:legend-expansion="high" chart:style-name="ch2"/>
        <chart:plot-area chart:style-name="ch3" table:cell-range-address="Fibo.A1:Fibo.C6" chart:data-source-has-labels="row" svg:x="0.528cm" svg:y="0.249cm" svg:width="22.11cm" svg:height="11.96cm">
          <chart:coordinate-region svg:x="1.335cm" svg:y="0.448cm" svg:width="21.024cm" svg:height="11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.A2:Fibo.A6" chart:label-cell-address="Fibo.A1:Fibo.A1" chart:class="chart:line">
            <chart:data-point chart:repeated="5"/>
          </chart:series>
          <chart:series chart:style-name="ch7" chart:values-cell-range-address="Fibo.B2:Fibo.B6" chart:label-cell-address="Fibo.B1:Fibo.B1" chart:class="chart:line">
            <chart:data-point chart:repeated="5"/>
          </chart:series>
          <chart:series chart:style-name="ch8" chart:values-cell-range-address="Fibo.C2:Fibo.C6" chart:label-cell-address="Fibo.C1:Fibo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.A1:Fibo.A1</svg:desc>
                </draw:g>
              </table:table-cell>
              <table:table-cell office:value-type="string">
                <text:p>OpenJDK</text:p>
                <draw:g>
                  <svg:desc>Fibo.B1:Fibo.B1</svg:desc>
                </draw:g>
              </table:table-cell>
              <table:table-cell office:value-type="string">
                <text:p>NativeImage</text:p>
                <draw:g>
                  <svg:desc>Fibo.C1:Fib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">
                <text:p>673</text:p>
                <draw:g>
                  <svg:desc>Fibo.A2:Fibo.A6</svg:desc>
                </draw:g>
              </table:table-cell>
              <table:table-cell office:value-type="float" office:value="511">
                <text:p>511</text:p>
                <draw:g>
                  <svg:desc>Fibo.B2:Fibo.B6</svg:desc>
                </draw:g>
              </table:table-cell>
              <table:table-cell office:value-type="float" office:value="1014">
                <text:p>1014</text:p>
                <draw:g>
                  <svg:desc>Fibo.C2:Fibo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8">
                <text:p>638</text:p>
              </table:table-cell>
              <table:table-cell office:value-type="float" office:value="486">
                <text:p>48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1">
                <text:p>631</text:p>
              </table:table-cell>
              <table:table-cell office:value-type="float" office:value="483">
                <text:p>48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0">
                <text:p>630</text:p>
              </table:table-cell>
              <table:table-cell office:value-type="float" office:value="482">
                <text:p>48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2">
                <text:p>632</text:p>
              </table:table-cell>
              <table:table-cell office:value-type="float" office:value="483">
                <text:p>483</text:p>
              </table:table-cell>
              <table:table-cell office:value-type="float" office:value="685">
                <text:p>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34cm" svg:height="13.043cm" xlink:href=".." xlink:type="simple" chart:class="chart:line" chart:style-name="ch1">
        <chart:legend chart:legend-position="end" svg:x="23.959cm" svg:y="5.724cm" style:legend-expansion="high" chart:style-name="ch2"/>
        <chart:plot-area chart:style-name="ch3" table:cell-range-address="Blender7.A1:Blender7.C11" chart:data-source-has-labels="row" svg:x="0.544cm" svg:y="0.26cm" svg:width="22.871cm" svg:height="12.523cm">
          <chart:coordinate-region svg:x="1.351cm" svg:y="0.459cm" svg:width="21.693cm" svg:height="11.6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7.A2:Blender7.A11" chart:label-cell-address="Blender7.A1:Blender7.A1" chart:class="chart:line">
            <chart:data-point chart:repeated="10"/>
          </chart:series>
          <chart:series chart:style-name="ch7" chart:values-cell-range-address="Blender7.B2:Blender7.B11" chart:label-cell-address="Blender7.B1:Blender7.B1" chart:class="chart:line">
            <chart:data-point chart:repeated="10"/>
          </chart:series>
          <chart:series chart:style-name="ch8" chart:values-cell-range-address="Blender7.C2:Blender7.C11" chart:label-cell-address="Blender7.C1:Blender7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7.A1:Blender7.A1</svg:desc>
                </draw:g>
              </table:table-cell>
              <table:table-cell office:value-type="string">
                <text:p>OpenJDK</text:p>
                <draw:g>
                  <svg:desc>Blender7.B1:Blender7.B1</svg:desc>
                </draw:g>
              </table:table-cell>
              <table:table-cell office:value-type="string">
                <text:p>NativeImage</text:p>
                <draw:g>
                  <svg:desc>Blender7.C1:Blender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7">
                <text:p>1387</text:p>
                <draw:g>
                  <svg:desc>Blender7.A2:Blender7.A11</svg:desc>
                </draw:g>
              </table:table-cell>
              <table:table-cell office:value-type="float" office:value="1444">
                <text:p>1444</text:p>
                <draw:g>
                  <svg:desc>Blender7.B2:Blender7.B11</svg:desc>
                </draw:g>
              </table:table-cell>
              <table:table-cell office:value-type="float" office:value="1495">
                <text:p>1495</text:p>
                <draw:g>
                  <svg:desc>Blender7.C2:Blender7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1282">
                <text:p>128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">
                <text:p>169</text:p>
              </table:table-cell>
              <table:table-cell office:value-type="float" office:value="1281">
                <text:p>128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1368">
                <text:p>136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1281">
                <text:p>128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">
                <text:p>177</text:p>
              </table:table-cell>
              <table:table-cell office:value-type="float" office:value="1269">
                <text:p>126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1318">
                <text:p>131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1279">
                <text:p>127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">
                <text:p>177</text:p>
              </table:table-cell>
              <table:table-cell office:value-type="float" office:value="1285">
                <text:p>128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1269">
                <text:p>1269</text:p>
              </table:table-cell>
              <table:table-cell office:value-type="float" office:value="873">
                <text:p>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39cm" svg:height="13.893cm" xlink:href=".." xlink:type="simple" chart:class="chart:line" chart:style-name="ch1">
        <chart:legend chart:legend-position="end" svg:x="22.564cm" svg:y="6.149cm" style:legend-expansion="high" chart:style-name="ch2"/>
        <chart:plot-area chart:style-name="ch3" table:cell-range-address="Blender6.A1:Blender6.C11" chart:data-source-has-labels="row" svg:x="0.516cm" svg:y="0.277cm" svg:width="21.532cm" svg:height="13.339cm">
          <chart:coordinate-region svg:x="1.508cm" svg:y="0.477cm" svg:width="20.353cm" svg:height="12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6.A2:Blender6.A11" chart:label-cell-address="Blender6.A1:Blender6.A1" chart:class="chart:line">
            <chart:data-point chart:repeated="10"/>
          </chart:series>
          <chart:series chart:style-name="ch7" chart:values-cell-range-address="Blender6.B2:Blender6.B11" chart:label-cell-address="Blender6.B1:Blender6.B1" chart:class="chart:line">
            <chart:data-point chart:repeated="10"/>
          </chart:series>
          <chart:series chart:style-name="ch8" chart:values-cell-range-address="Blender6.C2:Blender6.C11" chart:label-cell-address="Blender6.C1:Blender6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6.A1:Blender6.A1</svg:desc>
                </draw:g>
              </table:table-cell>
              <table:table-cell office:value-type="string">
                <text:p>OpenJDK</text:p>
                <draw:g>
                  <svg:desc>Blender6.B1:Blender6.B1</svg:desc>
                </draw:g>
              </table:table-cell>
              <table:table-cell office:value-type="string">
                <text:p>NativeImage</text:p>
                <draw:g>
                  <svg:desc>Blender6.C1:Blender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8">
                <text:p>1738</text:p>
                <draw:g>
                  <svg:desc>Blender6.A2:Blender6.A11</svg:desc>
                </draw:g>
              </table:table-cell>
              <table:table-cell office:value-type="float" office:value="3857">
                <text:p>3857</text:p>
                <draw:g>
                  <svg:desc>Blender6.B2:Blender6.B11</svg:desc>
                </draw:g>
              </table:table-cell>
              <table:table-cell office:value-type="float" office:value="919">
                <text:p>919</text:p>
                <draw:g>
                  <svg:desc>Blender6.C2:Blender6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9">
                <text:p>1219</text:p>
              </table:table-cell>
              <table:table-cell office:value-type="float" office:value="2664">
                <text:p>2664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8">
                <text:p>868</text:p>
              </table:table-cell>
              <table:table-cell office:value-type="float" office:value="2652">
                <text:p>265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">
                <text:p>858</text:p>
              </table:table-cell>
              <table:table-cell office:value-type="float" office:value="2659">
                <text:p>265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7">
                <text:p>877</text:p>
              </table:table-cell>
              <table:table-cell office:value-type="float" office:value="2666">
                <text:p>266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3">
                <text:p>873</text:p>
              </table:table-cell>
              <table:table-cell office:value-type="float" office:value="2660">
                <text:p>266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7">
                <text:p>877</text:p>
              </table:table-cell>
              <table:table-cell office:value-type="float" office:value="2684">
                <text:p>26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5">
                <text:p>885</text:p>
              </table:table-cell>
              <table:table-cell office:value-type="float" office:value="2693">
                <text:p>269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9">
                <text:p>889</text:p>
              </table:table-cell>
              <table:table-cell office:value-type="float" office:value="2675">
                <text:p>267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1">
                <text:p>881</text:p>
              </table:table-cell>
              <table:table-cell office:value-type="float" office:value="2655">
                <text:p>2655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87cm" svg:height="12.592cm" xlink:href=".." xlink:type="simple" chart:class="chart:line" chart:style-name="ch1">
        <chart:legend chart:legend-position="end" svg:x="23.412cm" svg:y="5.499cm" style:legend-expansion="high" chart:style-name="ch2"/>
        <chart:plot-area chart:style-name="ch3" table:cell-range-address="Blender5.A1:Blender5.C11" chart:data-source-has-labels="row" svg:x="0.533cm" svg:y="0.251cm" svg:width="22.346cm" svg:height="12.09cm">
          <chart:coordinate-region svg:x="1.525cm" svg:y="0.45cm" svg:width="21.167cm" svg:height="11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5.A2:Blender5.A11" chart:label-cell-address="Blender5.A1:Blender5.A1" chart:class="chart:line">
            <chart:data-point chart:repeated="10"/>
          </chart:series>
          <chart:series chart:style-name="ch7" chart:values-cell-range-address="Blender5.B2:Blender5.B11" chart:label-cell-address="Blender5.B1:Blender5.B1" chart:class="chart:line">
            <chart:data-point chart:repeated="10"/>
          </chart:series>
          <chart:series chart:style-name="ch8" chart:values-cell-range-address="Blender5.C2:Blender5.C11" chart:label-cell-address="Blender5.C1:Blender5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5.A1:Blender5.A1</svg:desc>
                </draw:g>
              </table:table-cell>
              <table:table-cell office:value-type="string">
                <text:p>OpenJDK</text:p>
                <draw:g>
                  <svg:desc>Blender5.B1:Blender5.B1</svg:desc>
                </draw:g>
              </table:table-cell>
              <table:table-cell office:value-type="string">
                <text:p>NativeImage</text:p>
                <draw:g>
                  <svg:desc>Blender5.C1:Blender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13">
                <text:p>2213</text:p>
                <draw:g>
                  <svg:desc>Blender5.A2:Blender5.A11</svg:desc>
                </draw:g>
              </table:table-cell>
              <table:table-cell office:value-type="float" office:value="2141">
                <text:p>2141</text:p>
                <draw:g>
                  <svg:desc>Blender5.B2:Blender5.B11</svg:desc>
                </draw:g>
              </table:table-cell>
              <table:table-cell office:value-type="float" office:value="1967">
                <text:p>1967</text:p>
                <draw:g>
                  <svg:desc>Blender5.C2:Blender5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9">
                <text:p>1419</text:p>
              </table:table-cell>
              <table:table-cell office:value-type="float" office:value="1558">
                <text:p>1558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2">
                <text:p>1352</text:p>
              </table:table-cell>
              <table:table-cell office:value-type="float" office:value="1489">
                <text:p>1489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4">
                <text:p>934</text:p>
              </table:table-cell>
              <table:table-cell office:value-type="float" office:value="1495">
                <text:p>1495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8">
                <text:p>918</text:p>
              </table:table-cell>
              <table:table-cell office:value-type="float" office:value="1479">
                <text:p>147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2">
                <text:p>952</text:p>
              </table:table-cell>
              <table:table-cell office:value-type="float" office:value="1483">
                <text:p>148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5">
                <text:p>965</text:p>
              </table:table-cell>
              <table:table-cell office:value-type="float" office:value="1468">
                <text:p>146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7">
                <text:p>977</text:p>
              </table:table-cell>
              <table:table-cell office:value-type="float" office:value="1489">
                <text:p>148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5">
                <text:p>935</text:p>
              </table:table-cell>
              <table:table-cell office:value-type="float" office:value="1491">
                <text:p>1491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">
                <text:p>964</text:p>
              </table:table-cell>
              <table:table-cell office:value-type="float" office:value="1520">
                <text:p>1520</text:p>
              </table:table-cell>
              <table:table-cell office:value-type="float" office:value="1356">
                <text:p>13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42cm" svg:height="12.034cm" xlink:href=".." xlink:type="simple" chart:class="chart:line" chart:style-name="ch1">
        <chart:legend chart:legend-position="end" svg:x="28.367cm" svg:y="5.22cm" style:legend-expansion="high" chart:style-name="ch2"/>
        <chart:plot-area chart:style-name="ch3" table:cell-range-address="Blender4.A1:Blender4.C11" chart:data-source-has-labels="row" svg:x="0.632cm" svg:y="0.24cm" svg:width="27.103cm" svg:height="11.554cm">
          <chart:coordinate-region svg:x="1.624cm" svg:y="0.439cm" svg:width="25.924cm" svg:height="10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4.A2:Blender4.A11" chart:label-cell-address="Blender4.A1:Blender4.A1" chart:class="chart:line">
            <chart:data-point chart:repeated="10"/>
          </chart:series>
          <chart:series chart:style-name="ch7" chart:values-cell-range-address="Blender4.B2:Blender4.B11" chart:label-cell-address="Blender4.B1:Blender4.B1" chart:class="chart:line">
            <chart:data-point chart:repeated="10"/>
          </chart:series>
          <chart:series chart:style-name="ch8" chart:values-cell-range-address="Blender4.C2:Blender4.C11" chart:label-cell-address="Blender4.C1:Blender4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4.A1:Blender4.A1</svg:desc>
                </draw:g>
              </table:table-cell>
              <table:table-cell office:value-type="string">
                <text:p>OpenJDK</text:p>
                <draw:g>
                  <svg:desc>Blender4.B1:Blender4.B1</svg:desc>
                </draw:g>
              </table:table-cell>
              <table:table-cell office:value-type="string">
                <text:p>NativeImage</text:p>
                <draw:g>
                  <svg:desc>Blender4.C1:Blender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">
                <text:p>261</text:p>
                <draw:g>
                  <svg:desc>Blender4.A2:Blender4.A11</svg:desc>
                </draw:g>
              </table:table-cell>
              <table:table-cell office:value-type="float" office:value="1957">
                <text:p>1957</text:p>
                <draw:g>
                  <svg:desc>Blender4.B2:Blender4.B11</svg:desc>
                </draw:g>
              </table:table-cell>
              <table:table-cell office:value-type="float" office:value="1059">
                <text:p>1059</text:p>
                <draw:g>
                  <svg:desc>Blender4.C2:Blender4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1729">
                <text:p>172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">
                <text:p>129</text:p>
              </table:table-cell>
              <table:table-cell office:value-type="float" office:value="1188">
                <text:p>118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1127">
                <text:p>1127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1118">
                <text:p>111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">
                <text:p>119</text:p>
              </table:table-cell>
              <table:table-cell office:value-type="float" office:value="1116">
                <text:p>111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">
                <text:p>132</text:p>
              </table:table-cell>
              <table:table-cell office:value-type="float" office:value="1115">
                <text:p>111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  <table:table-cell office:value-type="float" office:value="1149">
                <text:p>114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1120">
                <text:p>112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">
                <text:p>118</text:p>
              </table:table-cell>
              <table:table-cell office:value-type="float" office:value="1110">
                <text:p>1110</text:p>
              </table:table-cell>
              <table:table-cell office:value-type="float" office:value="907">
                <text:p>9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1cm" svg:height="13.707cm" xlink:href=".." xlink:type="simple" chart:class="chart:line" chart:style-name="ch1">
        <chart:legend chart:legend-position="end" svg:x="27.135cm" svg:y="6.056cm" style:legend-expansion="high" chart:style-name="ch2"/>
        <chart:plot-area chart:style-name="ch3" table:cell-range-address="Blender3.A1:Blender3.C11" chart:data-source-has-labels="row" svg:x="0.608cm" svg:y="0.274cm" svg:width="25.919cm" svg:height="13.159cm">
          <chart:coordinate-region svg:x="1.6cm" svg:y="0.473cm" svg:width="24.74cm" svg:height="12.3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3.A2:Blender3.A11" chart:label-cell-address="Blender3.A1:Blender3.A1" chart:class="chart:line">
            <chart:data-point chart:repeated="10"/>
          </chart:series>
          <chart:series chart:style-name="ch7" chart:values-cell-range-address="Blender3.B2:Blender3.B11" chart:label-cell-address="Blender3.B1:Blender3.B1" chart:class="chart:line">
            <chart:data-point chart:repeated="10"/>
          </chart:series>
          <chart:series chart:style-name="ch8" chart:values-cell-range-address="Blender3.C2:Blender3.C11" chart:label-cell-address="Blender3.C1:Blender3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3.A1:Blender3.A1</svg:desc>
                </draw:g>
              </table:table-cell>
              <table:table-cell office:value-type="string">
                <text:p>OpenJDK</text:p>
                <draw:g>
                  <svg:desc>Blender3.B1:Blender3.B1</svg:desc>
                </draw:g>
              </table:table-cell>
              <table:table-cell office:value-type="string">
                <text:p>NativeImage</text:p>
                <draw:g>
                  <svg:desc>Blender3.C1:Blender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4">
                <text:p>1674</text:p>
                <draw:g>
                  <svg:desc>Blender3.A2:Blender3.A11</svg:desc>
                </draw:g>
              </table:table-cell>
              <table:table-cell office:value-type="float" office:value="2769">
                <text:p>2769</text:p>
                <draw:g>
                  <svg:desc>Blender3.B2:Blender3.B11</svg:desc>
                </draw:g>
              </table:table-cell>
              <table:table-cell office:value-type="float" office:value="1882">
                <text:p>1882</text:p>
                <draw:g>
                  <svg:desc>Blender3.C2:Blender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3">
                <text:p>1233</text:p>
              </table:table-cell>
              <table:table-cell office:value-type="float" office:value="2352">
                <text:p>2352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5">
                <text:p>945</text:p>
              </table:table-cell>
              <table:table-cell office:value-type="float" office:value="1473">
                <text:p>1473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4">
                <text:p>934</text:p>
              </table:table-cell>
              <table:table-cell office:value-type="float" office:value="1468">
                <text:p>146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2">
                <text:p>952</text:p>
              </table:table-cell>
              <table:table-cell office:value-type="float" office:value="1477">
                <text:p>147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2">
                <text:p>942</text:p>
              </table:table-cell>
              <table:table-cell office:value-type="float" office:value="1504">
                <text:p>1504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8">
                <text:p>938</text:p>
              </table:table-cell>
              <table:table-cell office:value-type="float" office:value="1474">
                <text:p>147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8">
                <text:p>988</text:p>
              </table:table-cell>
              <table:table-cell office:value-type="float" office:value="1497">
                <text:p>14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">
                <text:p>932</text:p>
              </table:table-cell>
              <table:table-cell office:value-type="float" office:value="1522">
                <text:p>152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7">
                <text:p>927</text:p>
              </table:table-cell>
              <table:table-cell office:value-type="float" office:value="1487">
                <text:p>1487</text:p>
              </table:table-cell>
              <table:table-cell office:value-type="float" office:value="1132">
                <text:p>11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2cm" svg:height="15.062cm" xlink:href=".." xlink:type="simple" chart:class="chart:line" chart:style-name="ch1">
        <chart:legend chart:legend-position="end" svg:x="27.245cm" svg:y="6.734cm" style:legend-expansion="high" chart:style-name="ch2"/>
        <chart:plot-area chart:style-name="ch3" table:cell-range-address="Blender2.A1:Blender2.C11" chart:data-source-has-labels="row" svg:x="0.61cm" svg:y="0.301cm" svg:width="26.025cm" svg:height="14.46cm">
          <chart:coordinate-region svg:x="1.417cm" svg:y="0.5cm" svg:width="25.032cm" svg:height="13.6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2.A2:Blender2.A11" chart:label-cell-address="Blender2.A1:Blender2.A1" chart:class="chart:line">
            <chart:data-point chart:repeated="10"/>
          </chart:series>
          <chart:series chart:style-name="ch7" chart:values-cell-range-address="Blender2.B2:Blender2.B11" chart:label-cell-address="Blender2.B1:Blender2.B1" chart:class="chart:line">
            <chart:data-point chart:repeated="10"/>
          </chart:series>
          <chart:series chart:style-name="ch8" chart:values-cell-range-address="Blender2.C2:Blender2.C11" chart:label-cell-address="Blender2.C1:Blender2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2.A1:Blender2.A1</svg:desc>
                </draw:g>
              </table:table-cell>
              <table:table-cell office:value-type="string">
                <text:p>OpenJDK</text:p>
                <draw:g>
                  <svg:desc>Blender2.B1:Blender2.B1</svg:desc>
                </draw:g>
              </table:table-cell>
              <table:table-cell office:value-type="string">
                <text:p>NativeImage</text:p>
                <draw:g>
                  <svg:desc>Blender2.C1:Blender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  <draw:g>
                  <svg:desc>Blender2.A2:Blender2.A11</svg:desc>
                </draw:g>
              </table:table-cell>
              <table:table-cell office:value-type="float" office:value="35">
                <text:p>35</text:p>
                <draw:g>
                  <svg:desc>Blender2.B2:Blender2.B11</svg:desc>
                </draw:g>
              </table:table-cell>
              <table:table-cell office:value-type="float" office:value="229">
                <text:p>229</text:p>
                <draw:g>
                  <svg:desc>Blender2.C2:Blender2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91cm" svg:height="15.858cm" xlink:href=".." xlink:type="simple" chart:class="chart:line" chart:style-name="ch1">
        <chart:legend chart:legend-position="end" svg:x="29.516cm" svg:y="7.132cm" style:legend-expansion="high" chart:style-name="ch2"/>
        <chart:plot-area chart:style-name="ch3" table:cell-range-address="Blender.A1:Blender.C11" chart:data-source-has-labels="row" svg:x="0.655cm" svg:y="0.317cm" svg:width="28.206cm" svg:height="15.224cm">
          <chart:coordinate-region svg:x="1.647cm" svg:y="0.516cm" svg:width="27.027cm" svg:height="14.3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.A2:Blender.A11" chart:label-cell-address="Blender.A1:Blender.A1" chart:class="chart:line">
            <chart:data-point chart:repeated="10"/>
          </chart:series>
          <chart:series chart:style-name="ch7" chart:values-cell-range-address="Blender.B2:Blender.B11" chart:label-cell-address="Blender.B1:Blender.B1" chart:class="chart:line">
            <chart:data-point chart:repeated="10"/>
          </chart:series>
          <chart:series chart:style-name="ch8" chart:values-cell-range-address="Blender.C2:Blender.C11" chart:label-cell-address="Blender.C1:Blender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.A1:Blender.A1</svg:desc>
                </draw:g>
              </table:table-cell>
              <table:table-cell office:value-type="string">
                <text:p>OpenJDK</text:p>
                <draw:g>
                  <svg:desc>Blender.B1:Blender.B1</svg:desc>
                </draw:g>
              </table:table-cell>
              <table:table-cell office:value-type="string">
                <text:p>NativeImage</text:p>
                <draw:g>
                  <svg:desc>Blender.C1:Blend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3">
                <text:p>1663</text:p>
                <draw:g>
                  <svg:desc>Blender.A2:Blender.A11</svg:desc>
                </draw:g>
              </table:table-cell>
              <table:table-cell office:value-type="float" office:value="2354">
                <text:p>2354</text:p>
                <draw:g>
                  <svg:desc>Blender.B2:Blender.B11</svg:desc>
                </draw:g>
              </table:table-cell>
              <table:table-cell office:value-type="float" office:value="1792">
                <text:p>1792</text:p>
                <draw:g>
                  <svg:desc>Blender.C2:Blender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1491">
                <text:p>149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3">
                <text:p>1293</text:p>
              </table:table-cell>
              <table:table-cell office:value-type="float" office:value="1469">
                <text:p>146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1">
                <text:p>921</text:p>
              </table:table-cell>
              <table:table-cell office:value-type="float" office:value="1447">
                <text:p>144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4">
                <text:p>934</text:p>
              </table:table-cell>
              <table:table-cell office:value-type="float" office:value="1452">
                <text:p>145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0">
                <text:p>920</text:p>
              </table:table-cell>
              <table:table-cell office:value-type="float" office:value="1493">
                <text:p>149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7">
                <text:p>917</text:p>
              </table:table-cell>
              <table:table-cell office:value-type="float" office:value="1507">
                <text:p>150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9">
                <text:p>919</text:p>
              </table:table-cell>
              <table:table-cell office:value-type="float" office:value="1528">
                <text:p>152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3">
                <text:p>923</text:p>
              </table:table-cell>
              <table:table-cell office:value-type="float" office:value="3167">
                <text:p>316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9">
                <text:p>929</text:p>
              </table:table-cell>
              <table:table-cell office:value-type="float" office:value="2935">
                <text:p>2935</text:p>
              </table:table-cell>
              <table:table-cell office:value-type="float" office:value="1063">
                <text:p>10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